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2d44" officeooo:paragraph-rsid="00152d44"/>
    </style:style>
    <style:style style:name="P2" style:family="paragraph" style:parent-style-name="Standard">
      <style:text-properties officeooo:rsid="00152d44" officeooo:paragraph-rsid="00152d44"/>
    </style:style>
    <style:style style:name="P3" style:family="paragraph" style:parent-style-name="Standard">
      <style:text-properties officeooo:rsid="00171efa" officeooo:paragraph-rsid="00171efa"/>
    </style:style>
    <style:style style:name="P4" style:family="paragraph" style:parent-style-name="Standard">
      <style:text-properties officeooo:rsid="0017bb1e" officeooo:paragraph-rsid="0017b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 année sabbatique</text:p>
      <text:p text:style-name="P1"/>
      <text:p text:style-name="P3">Premier chapitre</text:p>
      <text:p text:style-name="P3"/>
      <text:p text:style-name="P4">Deux chapi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1:35:28.991372000</meta:creation-date>
    <dc:date>2017-09-11T01:40:40.365823000</dc:date>
    <meta:editing-duration>PT2M34S</meta:editing-duration>
    <meta:editing-cycles>3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3" meta:word-count="7" meta:character-count="49" meta:non-whitespace-character-count="45"/>
  </office:meta>
</office:document-meta>
</file>